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is calc sheet allows to check if <text:span text:style-name="T1">dontpanic</text:span><text:span text:style-name="T2"> extension is working and working as expected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answer(&quot;Random text&quot;)" office:value-type="string" office:string-value="" calcext:value-type="error">
            <text:p>#NOM ?</text:p>
          </table:table-cell>
          <table:table-cell/>
          <table:table-cell office:value-type="string" calcext:value-type="string">
            <text:p>should be a number !=42 or an error #NAME ? If your locale is not English</text:p>
          </table:table-cell>
        </table:table-row>
        <table:table-row table:style-name="ro1">
          <table:table-cell table:formula="of:=ORG.TUDSTLENNKOZH.DONTPANIC.PYTHON.DONTPANICIMPL.H2G2(&quot;random text; test&quot;)" office:value-type="float" office:value="63310283" calcext:value-type="float">
            <text:p>63310283</text:p>
          </table:table-cell>
          <table:table-cell/>
          <table:table-cell office:value-type="string" calcext:value-type="string">
            <text:p>should be a number !=42 or an error #NAME ? If your locale is not French</text:p>
          </table:table-cell>
        </table:table-row>
        <table:table-row table:style-name="ro1">
          <table:table-cell table:formula="of:=antwort(&quot;RAndom, test&quot;)" office:value-type="string" office:string-value="" calcext:value-type="error">
            <text:p>#NOM ?</text:p>
          </table:table-cell>
          <table:table-cell/>
          <table:table-cell office:value-type="string" calcext:value-type="string">
            <text:p>should be a number !=42 or an error #NAME ? If your locale is not Germ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table:formula="of:=answer(&quot;The Ultimate Question of Life, the Universe and Everything&quot;)" office:value-type="string" office:string-value="" calcext:value-type="error">
            <text:p>#NOM ?</text:p>
          </table:table-cell>
          <table:table-cell/>
          <table:table-cell office:value-type="string" calcext:value-type="string">
            <text:p>should be 42 or an error #NAME ? If your locale is not English</text:p>
          </table:table-cell>
        </table:table-row>
        <table:table-row table:style-name="ro1">
          <table:table-cell table:formula="of:=ORG.TUDSTLENNKOZH.DONTPANIC.PYTHON.DONTPANICIMPL.H2G2(&quot;La grande question sur la vie, l'univers et le reste&quot;)" office:value-type="float" office:value="42" calcext:value-type="float">
            <text:p>42</text:p>
          </table:table-cell>
          <table:table-cell/>
          <table:table-cell office:value-type="string" calcext:value-type="string">
            <text:p>should be 42 or an error #NAME ? If your locale is not French</text:p>
          </table:table-cell>
        </table:table-row>
        <table:table-row table:style-name="ro1">
          <table:table-cell table:formula="of:=antwort(&quot;Das Leben, das Universum und der ganze Rest&quot;)" office:value-type="string" office:string-value="" calcext:value-type="error">
            <text:p>#NOM ?</text:p>
          </table:table-cell>
          <table:table-cell/>
          <table:table-cell office:value-type="string" calcext:value-type="string">
            <text:p>should be 42 or an error #NAME ? If your locale is not 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1:11:26.6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8:14:30.630000000</meta:creation-date>
    <dc:date>2022-03-09T18:31:44.413000000</dc:date>
    <meta:editing-duration>PT7M3S</meta:editing-duration>
    <meta:editing-cycles>2</meta:editing-cycles>
    <meta:generator>LibreOffice/7.3.0.3$Windows_X86_64 LibreOffice_project/0f246aa12d0eee4a0f7adcefbf7c878fc2238db3</meta:generator>
    <meta:document-statistic meta:table-count="1" meta:cell-count="13" meta:object-count="0"/>
  </office:meta>
</office:document-meta>
</file>